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058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d0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b6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a7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07e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75e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2cda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95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88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56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66e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9e3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e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f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407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5f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3a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1bc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84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7d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d3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919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e1d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db7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34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aa3f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f3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91dd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d8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126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47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93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6cd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3ab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6e7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6ae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b8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0f6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4d5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b5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6b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6b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cf0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ffe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29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2e2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ae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1e5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1c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95a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b9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d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2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0c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51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69e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7f8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970a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8de5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01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75e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f4b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e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c105ca3" officeooo:paragraph-rsid="2c105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2f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62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57bd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61b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999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15d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901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a1f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e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4b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00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150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a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eb35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281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8d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a3b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4d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59e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373e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3903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bf1bc81" style:font-name-asian="標楷體1"/>
    </style:style>
    <style:style style:name="T12" style:family="text">
      <style:text-properties style:font-name="標楷體1" officeooo:rsid="2bf3a911" style:font-name-asian="標楷體1"/>
    </style:style>
    <style:style style:name="T13" style:family="text">
      <style:text-properties style:font-name="標楷體1" officeooo:rsid="2e2d83da" style:font-name-asian="標楷體1"/>
    </style:style>
    <style:style style:name="T14" style:family="text">
      <style:text-properties style:font-name="標楷體1" officeooo:rsid="2c2499f1" style:font-name-asian="標楷體1"/>
    </style:style>
    <style:style style:name="T15" style:family="text">
      <style:text-properties style:font-name="標楷體1" officeooo:rsid="2c3aedd7" style:font-name-asian="標楷體1"/>
    </style:style>
    <style:style style:name="T16" style:family="text">
      <style:text-properties style:font-name="標楷體1" officeooo:rsid="2f9be6fe"/>
    </style:style>
    <style:style style:name="T17" style:family="text">
      <style:text-properties style:font-name="標楷體1" officeooo:rsid="299a2853"/>
    </style:style>
    <style:style style:name="T18" style:family="text">
      <style:text-properties style:font-name="標楷體1" officeooo:rsid="29d3793e"/>
    </style:style>
    <style:style style:name="T19" style:family="text">
      <style:text-properties style:font-name="標楷體1" officeooo:rsid="352e8af6"/>
    </style:style>
    <style:style style:name="T20" style:family="text">
      <style:text-properties style:font-name="標楷體1" officeooo:rsid="2a43213f"/>
    </style:style>
    <style:style style:name="T21" style:family="text">
      <style:text-properties style:font-name="標楷體1" officeooo:rsid="2aafec86"/>
    </style:style>
    <style:style style:name="T22" style:family="text">
      <style:text-properties style:font-name="標楷體1" officeooo:rsid="4c43b58b"/>
    </style:style>
    <style:style style:name="T23" style:family="text">
      <style:text-properties style:font-name="標楷體1" officeooo:rsid="2b73fccf"/>
    </style:style>
    <style:style style:name="T24" style:family="text">
      <style:text-properties style:font-name="標楷體1" officeooo:rsid="2b7694b3"/>
    </style:style>
    <style:style style:name="T25" style:family="text">
      <style:text-properties style:font-name="標楷體1" officeooo:rsid="2bb65074"/>
    </style:style>
    <style:style style:name="T26" style:family="text">
      <style:text-properties style:font-name="標楷體1" officeooo:rsid="2bcd9758"/>
    </style:style>
    <style:style style:name="T27" style:family="text">
      <style:text-properties style:font-name="標楷體1" officeooo:rsid="2bdc30ce"/>
    </style:style>
    <style:style style:name="T28" style:family="text">
      <style:text-properties style:font-name="標楷體1" officeooo:rsid="2bfb67e6"/>
    </style:style>
    <style:style style:name="T29" style:family="text">
      <style:text-properties style:font-name="標楷體1" officeooo:rsid="44a2ecfb"/>
    </style:style>
    <style:style style:name="T30" style:family="text">
      <style:text-properties style:font-name="標楷體1" officeooo:rsid="2c24d524"/>
    </style:style>
    <style:style style:name="T31" style:family="text">
      <style:text-properties style:font-name="標楷體1" officeooo:rsid="2c26a702"/>
    </style:style>
    <style:style style:name="T32" style:family="text">
      <style:text-properties style:font-name="標楷體1" officeooo:rsid="2c26b8ae"/>
    </style:style>
    <style:style style:name="T33" style:family="text">
      <style:text-properties style:font-name="標楷體1" officeooo:rsid="2c2b5190"/>
    </style:style>
    <style:style style:name="T34" style:family="text">
      <style:text-properties style:font-name="標楷體1" officeooo:rsid="2c2cf067"/>
    </style:style>
    <style:style style:name="T35" style:family="text">
      <style:text-properties officeooo:rsid="1e28fd16"/>
    </style:style>
    <style:style style:name="T36" style:family="text">
      <style:text-properties officeooo:rsid="352e8af6"/>
    </style:style>
    <style:style style:name="T37" style:family="text">
      <style:text-properties officeooo:rsid="17cb7444"/>
    </style:style>
    <style:style style:name="T38" style:family="text">
      <style:text-properties fo:color="#333333"/>
    </style:style>
    <style:style style:name="T39" style:family="text">
      <style:text-properties fo:color="#333333" style:font-name="標楷體1"/>
    </style:style>
    <style:style style:name="T40" style:family="text">
      <style:text-properties fo:color="#333333" style:font-name="標楷體1" officeooo:rsid="2b7694b3"/>
    </style:style>
    <style:style style:name="T41" style:family="text">
      <style:text-properties fo:color="#333333" style:font-name="標楷體1" style:font-name-asian="標楷體1"/>
    </style:style>
    <style:style style:name="T42" style:family="text">
      <style:text-properties fo:color="#333333" style:font-name="標楷體1" officeooo:rsid="2bb65074"/>
    </style:style>
    <style:style style:name="T43" style:family="text">
      <style:text-properties fo:color="#333333" style:font-name="標楷體1" officeooo:rsid="2bdc30ce"/>
    </style:style>
    <style:style style:name="T44" style:family="text">
      <style:text-properties fo:color="#333333" style:font-name="標楷體1" officeooo:rsid="2bfb67e6"/>
    </style:style>
    <style:style style:name="T45" style:family="text">
      <style:text-properties fo:color="#333333" officeooo:rsid="4c43b58b"/>
    </style:style>
    <style:style style:name="T46" style:family="text">
      <style:text-properties fo:color="#333333" officeooo:rsid="2e2d83da"/>
    </style:style>
    <style:style style:name="T47" style:family="text">
      <style:text-properties fo:color="#333333" officeooo:rsid="17cb7444"/>
    </style:style>
    <style:style style:name="T48" style:family="text">
      <style:text-properties officeooo:rsid="2e2d83da"/>
    </style:style>
    <style:style style:name="T49" style:family="text">
      <style:text-properties officeooo:rsid="2e2d83da" style:font-name-asian="Arial1"/>
    </style:style>
    <style:style style:name="T50" style:family="text">
      <style:text-properties officeooo:rsid="2acca8ab" style:font-name-asian="Arial1"/>
    </style:style>
    <style:style style:name="T51" style:family="text">
      <style:text-properties officeooo:rsid="2ae34198" style:font-name-asian="Arial1"/>
    </style:style>
    <style:style style:name="T52" style:family="text">
      <style:text-properties officeooo:rsid="2bf9e363" style:font-name-asian="Arial1"/>
    </style:style>
    <style:style style:name="T53" style:family="text">
      <style:text-properties officeooo:rsid="2c227b8a" style:font-name-asian="Arial1"/>
    </style:style>
    <style:style style:name="T54" style:family="text">
      <style:text-properties officeooo:rsid="2a4022f4"/>
    </style:style>
    <style:style style:name="T55" style:family="text">
      <style:text-properties officeooo:rsid="4c43b58b"/>
    </style:style>
    <style:style style:name="T56" style:family="text">
      <style:text-properties officeooo:rsid="40b326dd"/>
    </style:style>
    <style:style style:name="T57" style:family="text">
      <style:text-properties officeooo:rsid="2aafec86"/>
    </style:style>
    <style:style style:name="T58" style:family="text">
      <style:text-properties officeooo:rsid="2a7744f3"/>
    </style:style>
    <style:style style:name="T59" style:family="text">
      <style:text-properties officeooo:rsid="2acca8ab"/>
    </style:style>
    <style:style style:name="T60" style:family="text">
      <style:text-properties officeooo:rsid="2ace03af"/>
    </style:style>
    <style:style style:name="T61" style:family="text">
      <style:text-properties officeooo:rsid="2ae34198"/>
    </style:style>
    <style:style style:name="T62" style:family="text">
      <style:text-properties fo:color="#010101" style:font-name="標楷體1" style:font-name-asian="標楷體1"/>
    </style:style>
    <style:style style:name="T63" style:family="text">
      <style:text-properties fo:color="#010101" style:font-name="標楷體1" officeooo:rsid="2ae34198" style:font-name-asian="標楷體1"/>
    </style:style>
    <style:style style:name="T64" style:family="text">
      <style:text-properties fo:color="#1c1c1c"/>
    </style:style>
    <style:style style:name="T65" style:family="text">
      <style:text-properties officeooo:rsid="2b73fccf"/>
    </style:style>
    <style:style style:name="T66" style:family="text">
      <style:text-properties officeooo:rsid="2b7557dd"/>
    </style:style>
    <style:style style:name="T67" style:family="text">
      <style:text-properties officeooo:rsid="376c64b1"/>
    </style:style>
    <style:style style:name="T68" style:family="text">
      <style:text-properties officeooo:rsid="2bf9e363"/>
    </style:style>
    <style:style style:name="T69" style:family="text">
      <style:text-properties officeooo:rsid="2c227b8a"/>
    </style:style>
    <style:style style:name="T70" style:family="text">
      <style:text-properties officeooo:rsid="2c2499f1"/>
    </style:style>
    <style:style style:name="T71" style:family="text">
      <style:text-properties style:text-position="sub 58%" style:font-name="標楷體1" officeooo:rsid="2c24d524"/>
    </style:style>
    <style:style style:name="T72" style:family="text">
      <style:text-properties style:text-position="super 58%" style:font-name="標楷體1" officeooo:rsid="2c3aedd7" style:font-name-asian="標楷體1"/>
    </style:style>
    <style:style style:name="T73" style:family="text">
      <style:text-properties officeooo:rsid="463826c9"/>
    </style:style>
    <style:style style:name="T74" style:family="text">
      <style:text-properties officeooo:rsid="2f7a955a"/>
    </style:style>
    <style:style style:name="T75" style:family="text">
      <style:text-properties officeooo:rsid="0880e6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13711" text:style-name="L1">
        <text:list-item>
          <text:p text:style-name="P1"><text:bookmark-start text:name="神"/>神<text:bookmark-end text:name="神"/></text:p>
          <text:list>
            <text:list-item>
              <text:p text:style-name="P18">（相關描述 在 <text:span text:style-name="T1">新生之書</text:span>的 <text:span text:style-name="T1">神、預言</text:span> <text:span text:style-name="T36">文件群的</text:span> <text:span text:style-name="T1">神</text:span>）</text:p>
            </text:list-item>
            <text:list-item>
              <text:p text:style-name="P27">神。</text:p>
              <text:list>
                <text:list-item>
                  <text:p text:style-name="P2">神 是 <text:span text:style-name="T37">職位</text:span><text:span text:style-name="T47">、職業、階層、身分、地位、職別、隸屬</text:span><text:span text:style-name="T37">。</text:span></text:p>
                  <text:list>
                    <text:list-item>
                      <text:p text:style-name="P27">神 是 <text:span text:style-name="T37">有 一大群沒有的超能力 並且幫助人類文明的個體</text:span>。</text:p>
                      <text:list>
                        <text:list-item>
                          <text:p text:style-name="P27">一大群沒有的超能力 不是 超能力。</text:p>
                        </text:list-item>
                        <text:list-item>
                          <text:p text:style-name="P28">一大群沒有的超能力 是 人類文明的 一大群（的 本能、傳承）沒有的 能力。</text:p>
                          <text:list>
                            <text:list-item>
                              <text:p text:style-name="P28">明顯例子，假定，某一特定個體 有（人類文明的 一大群 沒有的）降雨能力。</text:p>
                              <text:list>
                                <text:list-item>
                                  <text:p text:style-name="P28">假定，該個體 使用 降雨能力 幫助 人類文明。</text:p>
                                </text:list-item>
                                <text:list-item>
                                  <text:p text:style-name="P28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29">明顯例子，假定，某一特定個體 有（人類文明的 一大群 沒有的）遙視能力。</text:p>
                              <text:list>
                                <text:list-item>
                                  <text:p text:style-name="P29">假定，該個體 使用 遙視能力 幫助 人類文明。</text:p>
                                </text:list-item>
                                <text:list-item>
                                  <text:p text:style-name="P29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29">明顯例子，假定，某一特定個體 有（人類文明的 一大群 沒有的）三隻眼睛。</text:p>
                              <text:list>
                                <text:list-item>
                                  <text:p text:style-name="P27">假定，該個體 使用 三隻眼睛 幫助 人類文明。</text:p>
                                </text:list-item>
                                <text:list-item>
                                  <text:p text:style-name="P27">人類文明 有機率認定，該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神 是<text:span text:style-name="T38"> </text:span><text:span text:style-name="T39">&lt;?</text:span><text:span text:style-name="T44">a&gt;</text:span><text:span text:style-name="T38">神、</text:span><text:span text:style-name="T5">&lt;?</text:span><text:span text:style-name="T28">a&gt;</text:span><text:span text:style-name="T5">個</text:span>體。</text:p>
                  <text:list>
                    <text:list-item>
                      <text:p text:style-name="P30">明顯例子，人類 是 <text:span text:style-name="T5">&lt;?</text:span><text:span text:style-name="T29">2</text:span><text:span text:style-name="T28">&gt;</text:span><text:span text:style-name="T5">個</text:span>體。</text:p>
                      <text:list>
                        <text:list-item>
                          <text:p text:style-name="P158">明顯例子，石器時代的 人類 有機率認定，工業時代的 人類 是 神、<text:span text:style-name="T5">&lt;?2&gt;</text:span>神。</text:p>
                        </text:list-item>
                      </text:list>
                    </text:list-item>
                    <text:list-item>
                      <text:p text:style-name="P31">人類 有機率認定 有超能力並且幫助人類文明的<text:span text:style-name="T5">&lt;?</text:span><text:span text:style-name="T28">a&gt;</text:span>個體，是 <text:span text:style-name="T5">&lt;?</text:span><text:span text:style-name="T28">a&gt;</text:span>神。</text:p>
                    </text:list-item>
                    <text:list-item>
                      <text:p text:style-name="P32"><text:span text:style-name="T48">（李嗣涔 認定的）</text:span>神、佛。</text:p>
                      <text:list>
                        <text:list-item>
                          <text:p text:style-name="P4"><text:span text:style-name="T48">（李嗣涔 認定的）信息場 </text:span><text:span text:style-name="T49">↔</text:span><text:span text:style-name="T48"> 靈魂</text:span>世界<text:span text:style-name="T5">、&lt;?</text:span><text:span text:style-name="T27">1</text:span><text:span text:style-name="T28">&gt;</text:span><text:span text:style-name="T41">個</text:span><text:span text:style-name="T38">體生存和生活的</text:span>外在環境。</text:p>
                        </text:list-item>
                        <text:list-item>
                          <text:p text:style-name="P5"><text:span text:style-name="T13">(李嗣涔 認定的)</text:span>神、佛<text:span text:style-name="T48"> </text:span><text:span text:style-name="T49">↔</text:span><text:span text:style-name="T48"> 靈魂</text:span>層個體<text:span text:style-name="T38">、第</text:span><text:span text:style-name="T43">1</text:span><text:span text:style-name="T38">層級型態個體</text:span><text:span text:style-name="T5">、&lt;?</text:span><text:span text:style-name="T27">1</text:span><text:span text:style-name="T28">&gt;</text:span><text:span text:style-name="T5">個</text:span>體<text:span text:style-name="T39">、&lt;?</text:span><text:span text:style-name="T44">a&gt;</text:span><text:span text:style-name="T39">個</text:span><text:span text:style-name="T38">體</text:span>。</text:p>
                          <text:list>
                            <text:list-item>
                              <text:p text:style-name="P19">（第<text:span text:style-name="T27">1</text:span>層級型態個體 的 相關描述在 <text:span text:style-name="T1">世界學</text:span> 文件群的 <text:span text:style-name="T1">型態層級</text:span>）</text:p>
                            </text:list-item>
                            <text:list-item>
                              <text:p text:style-name="P33">靈魂層個體 是（新生之書 的）意識層個體。</text:p>
                              <text:list>
                                <text:list-item>
                                  <text:p text:style-name="P33">意識層個體 不是 意識層。</text:p>
                                  <text:list>
                                    <text:list-item>
                                      <text:p text:style-name="P34">意識層個體 <text:span text:style-name="T52">↔</text:span><text:span text:style-name="T68"> 靈魂</text:span>。</text:p>
                                    </text:list-item>
                                    <text:list-item>
                                      <text:p text:style-name="P33">意識層 <text:span text:style-name="T52">↔</text:span><text:span text:style-name="T68"> 意識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3">意識層個體 是 意識層個體、靈魂層個體。</text:p>
                                </text:list-item>
                                <text:list-item>
                                  <text:p text:style-name="P20">（靈魂 的 相關描述在 <text:span text:style-name="T1">世界學</text:span> 文件群的 <text:span text:style-name="T1">型態層級</text:span>）</text:p>
                                </text:list-item>
                              </text:list>
                            </text:list-item>
                            <text:list-item>
                              <text:p text:style-name="P20">（神、佛 的 相關描述在 <text:span text:style-name="T1">新生之書</text:span>的 <text:span text:style-name="T1">哲學</text:span> 文件群的 <text:span text:style-name="T2">李嗣涔</text:span>）</text:p>
                            </text:list-item>
                            <text:list-item>
                              <text:p text:style-name="P35">靈魂層個體 是 靈魂世界的 個體。</text:p>
                              <text:list>
                                <text:list-item>
                                  <text:p text:style-name="P35">靈魂世界 是（物質世界、靈魂世界 的）靈魂世界。</text:p>
                                  <text:list>
                                    <text:list-item>
                                      <text:p text:style-name="P36">明顯例子，人類個體 是 物質世界的 個體。</text:p>
                                    </text:list-item>
                                    <text:list-item>
                                      <text:p text:style-name="P37">明顯例子，神類個體、佛類個體 是 靈魂世界的 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6">物質世界、靈魂世界 有機率 互相影響。</text:p>
                                  <text:list>
                                    <text:list-item>
                                      <text:p text:style-name="P38">物質世界的個體、靈魂世界的個體 有機率 互相影響。</text:p>
                                    </text:list-item>
                                    <text:list-item>
                                      <text:p text:style-name="P35">肉質層個體、靈魂層個體 有機率 互相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8">（相關描述 在 <text:span text:style-name="T1">新生之書</text:span>的 <text:span text:style-name="T1">_</text:span><text:span text:style-name="T19"> </text:span><text:span text:style-name="T36">文件群的 </text:span><text:span text:style-name="T1">有機率（正在、試圖）監視、控制 的 勢力、存在、個體</text:span>）</text:p>
            </text:list-item>
            <text:list-item>
              <text:p text:style-name="P6">有機率有、有機率發生。</text:p>
              <text:list>
                <text:list-item>
                  <text:p text:style-name="P6">人類文明。</text:p>
                  <text:list>
                    <text:list-item>
                      <text:p text:style-name="P39">組織。</text:p>
                      <text:list>
                        <text:list-item>
                          <text:p text:style-name="P39">以 美國 為首的 國家政府。</text:p>
                          <text:list>
                            <text:list-item>
                              <text:p text:style-name="P39">明顯例子，美國、英國、澳洲、日本、中國、印度、俄羅斯、加拿大、以色列。</text:p>
                            </text:list-item>
                            <text:list-item>
                              <text:p text:style-name="P39">明顯例子，國家機密組織、國家政府 的 探員、軍方、警方、政方、一般民眾。</text:p>
                            </text:list-item>
                            <text:list-item>
                              <text:p text:style-name="P39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39">梵諦岡。</text:p>
                        </text:list-item>
                        <text:list-item>
                          <text:p text:style-name="P39">共濟會。</text:p>
                        </text:list-item>
                        <text:list-item>
                          <text:p text:style-name="P39">光明會。</text:p>
                        </text:list-item>
                      </text:list>
                    </text:list-item>
                    <text:list-item>
                      <text:p text:style-name="P40"><text:span text:style-name="T18">勢力</text:span>。</text:p>
                      <text:list>
                        <text:list-item>
                          <text:p text:style-name="P41">協助派。</text:p>
                          <text:list>
                            <text:list-item>
                              <text:p text:style-name="P41">保護 本書。</text:p>
                            </text:list-item>
                            <text:list-item>
                              <text:p text:style-name="P41">有機率 改變 人類文明。</text:p>
                            </text:list-item>
                          </text:list>
                        </text:list-item>
                        <text:list-item>
                          <text:p text:style-name="P41">阻擋派。</text:p>
                          <text:list>
                            <text:list-item>
                              <text:p text:style-name="P42">（試圖）阻擋、阻止 本書 被發布。</text:p>
                            </text:list-item>
                            <text:list-item>
                              <text:p text:style-name="P41">有機率 維持、改變 人類文明。</text:p>
                            </text:list-item>
                          </text:list>
                        </text:list-item>
                        <text:list-item>
                          <text:p text:style-name="P41">觀望派。</text:p>
                          <text:list>
                            <text:list-item>
                              <text:p text:style-name="P41">觀望、觀察 本書。</text:p>
                            </text:list-item>
                            <text:list-item>
                              <text:p text:style-name="P41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人外文明。</text:p>
                  <text:list>
                    <text:list-item>
                      <text:p text:style-name="P39"><text:span text:style-name="T7">勢力</text:span>。</text:p>
                      <text:list>
                        <text:list-item>
                          <text:p text:style-name="P7">協助派。</text:p>
                          <text:list>
                            <text:list-item>
                              <text:p text:style-name="P39">保護 本書。</text:p>
                            </text:list-item>
                          </text:list>
                        </text:list-item>
                        <text:list-item>
                          <text:p text:style-name="P7">阻擋派。</text:p>
                          <text:list>
                            <text:list-item>
                              <text:p text:style-name="P43">（試圖）阻擋、阻止 本書 被發布。</text:p>
                            </text:list-item>
                          </text:list>
                        </text:list-item>
                        <text:list-item>
                          <text:p text:style-name="P8">觀望派。</text:p>
                          <text:list>
                            <text:list-item>
                              <text:p text:style-name="P41">觀望、觀察 本書。</text:p>
                            </text:list-item>
                            <text:list-item>
                              <text:p text:style-name="P41">有機率 記錄 人類文明。</text:p>
                              <text:list>
                                <text:list-item>
                                  <text:p text:style-name="P41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有機率有、有機率發生。</text:p>
              <text:list>
                <text:list-item>
                  <text:p text:style-name="P44">協助派、阻擋派。</text:p>
                  <text:list>
                    <text:list-item>
                      <text:p text:style-name="P44">協助派。</text:p>
                      <text:list>
                        <text:list-item>
                          <text:p text:style-name="P45">保護 本書。</text:p>
                        </text:list-item>
                      </text:list>
                    </text:list-item>
                    <text:list-item>
                      <text:p text:style-name="P45">阻擋派。</text:p>
                      <text:list>
                        <text:list-item>
                          <text:p text:style-name="P46">阻擋派。</text:p>
                          <text:list>
                            <text:list-item>
                              <text:p text:style-name="P43">（試圖）阻擋、阻止 本書 被發布。</text:p>
                            </text:list-item>
                          </text:list>
                        </text:list-item>
                        <text:list-item>
                          <text:p text:style-name="P45">阻擋派。</text:p>
                          <text:list>
                            <text:list-item>
                              <text:p text:style-name="P44">發覺存在。</text:p>
                            </text:list-item>
                            <text:list-item>
                              <text:p text:style-name="P44">情報收集。</text:p>
                            </text:list-item>
                            <text:list-item>
                              <text:p text:style-name="P44"><text:span text:style-name="T3">判定</text:span> 有機率威脅到 人類文明。</text:p>
                              <text:list>
                                <text:list-item>
                                  <text:p text:style-name="P44">（試圖）暗殺。</text:p>
                                </text:list-item>
                              </text:list>
                            </text:list-item>
                            <text:list-item>
                              <text:p text:style-name="P44">被提醒 不能暗殺。</text:p>
                            </text:list-item>
                            <text:list-item>
                              <text:p text:style-name="P159">利用。</text:p>
                            </text:list-item>
                            <text:list-item>
                              <text:p text:style-name="P44">發覺 本書 決定要被發布。</text:p>
                              <text:list>
                                <text:list-item>
                                  <text:p text:style-name="P44">再次（試圖）暗殺。</text:p>
                                </text:list-item>
                              </text:list>
                            </text:list-item>
                            <text:list-item>
                              <text:p text:style-name="P44">發覺 本書 即將被發布。</text:p>
                              <text:list>
                                <text:list-item>
                                  <text:p text:style-name="P44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44">本書 被發布。</text:p>
                            </text:list-item>
                          </text:list>
                        </text:list-item>
                        <text:list-item>
                          <text:p text:style-name="P44">阻擋派。</text:p>
                          <text:list>
                            <text:list-item>
                              <text:p text:style-name="P44">發覺存在。</text:p>
                              <text:list>
                                <text:list-item>
                                  <text:p text:style-name="P44">竊聽 發現 本書。</text:p>
                                  <text:list>
                                    <text:list-item>
                                      <text:p text:style-name="P44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情報收集。</text:p>
                              <text:list>
                                <text:list-item>
                                  <text:p text:style-name="P44">開始、持續、到本書發布和目前為止都（還）沒有停止 情報收集。</text:p>
                                </text:list-item>
                                <text:list-item>
                                  <text:p text:style-name="P44">使用線民、探員、軍方、警方、電器、超能力 竊聽、偷窺、超感知 情報收集。</text:p>
                                  <text:list>
                                    <text:list-item>
                                      <text:p text:style-name="P44">竊聽、偷窺、跟監、監視、線民、社交工程。</text:p>
                                      <text:list>
                                        <text:list-item>
                                          <text:p text:style-name="P44">利用 周遭個體 進行 竊聽、偷窺、跟監、監視、社交工程。</text:p>
                                        </text:list-item>
                                        <text:list-item>
                                          <text:p text:style-name="P44">利用 周遭個體 成為 線民。</text:p>
                                        </text:list-item>
                                        <text:list-item>
                                          <text:p text:style-name="P44">明顯例子，<text:span text:style-name="T16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">（超視距）遙視、（預知未來型）遙視、透視、<text:span text:style-name="T35">靈魂出竅。</text:span></text:p>
                                    </text:list-item>
                                    <text:list-item>
                                      <text:p text:style-name="P44"><text:span text:style-name="T35">心電感應、催眠、靈魂控制、意識控制、竊聽腦中感知、寫入腦中感知</text:span>。</text:p>
                                      <text:list>
                                        <text:list-item>
                                          <text:p text:style-name="P47">靈魂控制 的 明顯例子，控制 某一特定個體 蘊含的 力。</text:p>
                                          <text:list>
                                            <text:list-item>
                                              <text:p text:style-name="P47">力 的 明顯例子，拉力、推力、磁力、摩擦力、內應力、剪應力。</text:p>
                                            </text:list-item>
                                            <text:list-item>
                                              <text:p text:style-name="P48">力 的 明顯例子，弱力、強力、電磁力、萬有引力。</text:p>
                                            </text:list-item>
                                            <text:list-item>
                                              <text:p text:style-name="P48">靈魂控制 有機率造成 秩序大亂、文明崩塌。</text:p>
                                            </text:list-item>
                                            <text:list-item>
                                              <text:p text:style-name="P49"><text:span text:style-name="T6">靈魂控制 有機率造成 </text:span><text:span text:style-name="T11">&lt;?</text:span><text:span text:style-name="T12">2</text:span><text:span text:style-name="T11">&gt;群體、&lt;?</text:span><text:span text:style-name="T12">2</text:span><text:span text:style-name="T11">&gt;文明 </text:span><text:span text:style-name="T6">秩序大亂、文明崩</text:span>塌。</text:p>
                                            </text:list-item>
                                            <text:list-item>
                                              <text:p text:style-name="P50"><text:span text:style-name="T6">靈魂控制 有機率造成 &lt;?</text:span><text:span text:style-name="T11">a&gt;群體、&lt;?a&gt;文明 </text:span><text:span text:style-name="T6">秩序大亂、文明崩</text:span>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判定 有機率威脅到 人類文明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44">使用 線民、探員、軍方、警方、電器 竊聽、偷窺 情報收集。</text:p>
                                    </text:list-item>
                                    <text:list-item>
                                      <text:p text:style-name="P44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44">判定 有機率 威脅、摧毀 人類、人類文明、人類群體 本身、運作狀態、架構。</text:p>
                                </text:list-item>
                                <text:list-item>
                                  <text:p text:style-name="P44">（試圖）暗殺。</text:p>
                                </text:list-item>
                              </text:list>
                            </text:list-item>
                            <text:list-item>
                              <text:p text:style-name="P44">被提醒 不能 暗殺。</text:p>
                              <text:list>
                                <text:list-item>
                                  <text:p text:style-name="P44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44">利用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44">直接、間接利用、控制、遙控、引導、誘導 本書（準備 記載、記錄）的內容。</text:p>
                                  <text:list>
                                    <text:list-item>
                                      <text:p text:style-name="P44">誘導 記載、記錄 有利於 獲利者、既得利益者、人類文明 的 內容。</text:p>
                                    </text:list-item>
                                    <text:list-item>
                                      <text:p text:style-name="P44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發覺 本書 決定要被發布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44">發覺 本書 即將被發布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44">本書 被發布。</text:p>
                              <text:list>
                                <text:list-item>
                                  <text:p text:style-name="P44"><text:span text:style-name="T1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44">協助派、抵擋派（仍然）存在。</text:p>
                                </text:list-item>
                                <text:list-item>
                                  <text:p text:style-name="P44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人類文明的 領導層、遙視團隊、監控團隊 有機率認定<text:span text:style-name="T64">（）</text:span>太平凡、沒有愛心、沒有信念。</text:p>
                  <text:list>
                    <text:list-item>
                      <text:p text:style-name="P51">人類文明的 領導層、遙視團隊、監控團隊 有機率認定<text:span text:style-name="T64">（）</text:span>沒有好品德、沒有教養。</text:p>
                    </text:list-item>
                    <text:list-item>
                      <text:p text:style-name="P52">人類文明的 領導層、遙視團隊、監控團隊 有機率（對<text:span text:style-name="T64">（）</text:span>）感到 失望、輕蔑、敵視。</text:p>
                    </text:list-item>
                    <text:list-item>
                      <text:p text:style-name="P53">人類文明的 領導層、遙視團隊、監控團隊 有機率（對 本書的 內容）感到 憤怒。</text:p>
                    </text:list-item>
                    <text:list-item>
                      <text:p text:style-name="P53">人類文明的 領導層、遙視團隊、監控團隊 有機率使用 超能力、官方權力 偷窺、竊聽。</text:p>
                      <text:list>
                        <text:list-item>
                          <text:p text:style-name="P35">人類文明的 領導層、遙視團隊、監控團隊 有機率（已經、正在、即將）使用 官方權力、超能力（近距離、遠距離、超視距<text:span text:style-name="T6">）(肉質層、</text:span>靈魂<text:span text:style-name="T6">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54"><text:span text:style-name="T64">（）</text:span>周遭 有機率正在 開 超能力 派對。</text:p>
                  <text:list>
                    <text:list-item>
                      <text:p text:style-name="P55"><text:span text:style-name="T64">（）</text:span>本身、周遭 有機率 已經、正在 開 超能力 派對、戰爭。</text:p>
                    </text:list-item>
                    <text:list-item>
                      <text:p text:style-name="P56"><text:span text:style-name="T64">（）</text:span>本身、周遭 肉質層、靈魂層、精神層 有機率 已經、正在 開 超能力 派對、戰爭。</text:p>
                    </text:list-item>
                    <text:list-item>
                      <text:p text:style-name="P57"><text:span text:style-name="T64">（）</text:span>內在物質、外在環境 有機率 已經、正在 開 超能力 派對、戰爭。</text:p>
                    </text:list-item>
                  </text:list>
                </text:list-item>
                <text:list-item>
                  <text:p text:style-name="P9"><text:span text:style-name="T38">人類文明（歷史）自殺、發瘋 的 天才，有機率是（因為）被 </text:span>控制派的<text:span text:style-name="T38">個體</text:span> 攻擊。</text:p>
                  <text:list>
                    <text:list-item>
                      <text:p text:style-name="P58">阻擋派 不一定是 控制派。</text:p>
                      <text:list>
                        <text:list-item>
                          <text:p text:style-name="P43">阻擋派 是（試圖）阻擋、阻止 本書 被發布，的 群體。</text:p>
                        </text:list-item>
                        <text:list-item>
                          <text:p text:style-name="P59">控制派 是 控制、攻擊 人類文明，的 群體。</text:p>
                        </text:list-item>
                      </text:list>
                    </text:list-item>
                    <text:list-item>
                      <text:p text:style-name="P58">原因很明顯，限縮、限制、壓制 人類文明。</text:p>
                      <text:list>
                        <text:list-item>
                          <text:p text:style-name="P57">原因很明顯，限縮、限制、壓制、減緩、維持、降低、退化 人類文明的 程度、層級。</text:p>
                        </text:list-item>
                        <text:list-item>
                          <text:p text:style-name="P60">原因很明顯，限縮、限制、壓制、減緩、維持 人類文明的 物質文明、精神文明。</text:p>
                          <text:list>
                            <text:list-item>
                              <text:p text:style-name="P60">控制派 有機率認定，人類文明的 物質文明 越高越好。</text:p>
                              <text:list>
                                <text:list-item>
                                  <text:p text:style-name="P61">控制派 有機率認定，人類文明的 物質文明的 發展程度 要受到 該派的 控制。</text:p>
                                </text:list-item>
                                <text:list-item>
                                  <text:p text:style-name="P62">控制派 有機率認定，人類文明的 物質文明的 發展速度 要受到 該派的 控制。</text:p>
                                </text:list-item>
                              </text:list>
                            </text:list-item>
                            <text:list-item>
                              <text:p text:style-name="P63">控制派 有機率認定，人類文明的 精神文明 越低越好。</text:p>
                            </text:list-item>
                            <text:list-item>
                              <text:p text:style-name="P64">假定，某一特定個體 有機率，讓 人類文明 發展 正確、太快。</text:p>
                              <text:list>
                                <text:list-item>
                                  <text:p text:style-name="P64">太快 是（控制派 認定的）太快。</text:p>
                                </text:list-item>
                                <text:list-item>
                                  <text:p text:style-name="P65">控制派 有機率（使用 官方、超能力）控制 該個體的 肉質層。</text:p>
                                  <text:list>
                                    <text:list-item>
                                      <text:p text:style-name="P65">明顯例子，囚禁。</text:p>
                                    </text:list-item>
                                  </text:list>
                                </text:list-item>
                                <text:list-item>
                                  <text:p text:style-name="P66">假定，該個體的 肉質層 難以被控制、無法被控制。</text:p>
                                  <text:list>
                                    <text:list-item>
                                      <text:p text:style-name="P63">控制派 有機率（使用 官方、超能力）控制 該個體（的 意識層）。</text:p>
                                      <text:list>
                                        <text:list-item>
                                          <text:p text:style-name="P67">官方 的 明顯例子，探員、軍方、警方、政方、線民、新聞媒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3">假定，該個體 難以被控制、無法被控制。</text:p>
                                      <text:list>
                                        <text:list-item>
                                          <text:p text:style-name="P68">控制派 有機率（使用 官方、超能力）弄瘋、暗殺 該個體。</text:p>
                                        </text:list-item>
                                        <text:list-item>
                                          <text:p text:style-name="P69">使用 官方 暗殺 的 明顯例子，火刑、飛機失事。</text:p>
                                        </text:list-item>
                                        <text:list-item>
                                          <text:p text:style-name="P69">使用 超能力 弄瘋、暗殺 的 明顯例子，<text:span text:style-name="T35">心電感應、催眠、靈魂控制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原因很明顯，<text:span text:style-name="T38">（更容易、更輕鬆）監視、</text:span>控制<text:span text:style-name="T38">、遙控 人類</text:span>文明。</text:p>
                          <text:list>
                            <text:list-item>
                              <text:p text:style-name="P70">控制派 為了，讓 人類文明、控制派文明 的 勢 越差越大。</text:p>
                              <text:list>
                                <text:list-item>
                                  <text:p text:style-name="P70">勢 是（無兵伐勢的）勢。</text:p>
                                </text:list-item>
                              </text:list>
                            </text:list-item>
                            <text:list-item>
                              <text:p text:style-name="P70">控制派文明 有機率是，由 人類個體群、人外個體群 組成的 文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攻擊 的 明顯例子，肉質層攻擊、意識層攻擊。</text:p>
                    </text:list-item>
                    <text:list-item>
                      <text:p text:style-name="P70">攻擊 的 明顯例子，官方攻擊、組織攻擊、超能力攻擊。</text:p>
                      <text:list>
                        <text:list-item>
                          <text:p text:style-name="P71">超能力攻擊 的 明顯例子。</text:p>
                          <text:list>
                            <text:list-item>
                              <text:p text:style-name="P72">超能力個體 使用 遙視，觀測（過去、當下、未來 的）某一特定個體、周遭個體。</text:p>
                            </text:list-item>
                            <text:list-item>
                              <text:p text:style-name="P73">超能力個體 使用 <text:span text:style-name="T35">心電感應、催眠、靈魂控制，</text:span>對 該個體的 精神、意識層 攻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攻擊 的 明顯例子，<text:span text:style-name="T5">第</text:span><text:span text:style-name="T21">a層級型態</text:span>攻擊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肉質層個體、意識層個體、精神層個體"/>肉質層個體、靈魂層個體<text:bookmark-end text:name="肉質層個體、意識層個體、精神層個體"/></text:p>
          <text:list>
            <text:list-item>
              <text:p text:style-name="P12">肉質層個體<text:span text:style-name="T38"> 的 明顯例子</text:span>，<text:span text:style-name="T38">物質世界的個體、</text:span>人類。</text:p>
            </text:list-item>
            <text:list-item>
              <text:p text:style-name="P12">靈魂層個體<text:span text:style-name="T38"> 的 明顯例子</text:span>，<text:span text:style-name="T38">靈魂世界的個體、</text:span>靈魂<text:span text:style-name="T38">、</text:span><text:span text:style-name="T46">（李嗣涔 認定的）</text:span><text:span text:style-name="T38">神、佛</text:span>。</text:p>
            </text:list-item>
          </text:list>
        </text:list-item>
        <text:list-item>
          <text:p text:style-name="P13"><text:bookmark-start text:name="大規模監控"/>大規模監控<text:bookmark-end text:name="大規模監控"/></text:p>
          <text:list>
            <text:list-item>
              <text:p text:style-name="P160">監控。</text:p>
              <text:list>
                <text:list-item>
                  <text:p text:style-name="P160">大規模監控。</text:p>
                </text:list-item>
                <text:list-item>
                  <text:p text:style-name="P160">精準監控。</text:p>
                </text:list-item>
              </text:list>
            </text:list-item>
            <text:list-item>
              <text:p text:style-name="P161">大規模監控。</text:p>
              <text:list>
                <text:list-item>
                  <text:p text:style-name="P17"><text:span text:style-name="T55">電器</text:span><text:span text:style-name="T45">型大規模</text:span><text:span text:style-name="T55">監控</text:span>。</text:p>
                </text:list-item>
                <text:list-item>
                  <text:p text:style-name="P164">位<text:span text:style-name="T55">器型大規模監控</text:span>。</text:p>
                </text:list-item>
                <text:list-item>
                  <text:p text:style-name="P17"><text:span text:style-name="T55">超能力</text:span><text:span text:style-name="T45">型大規模</text:span><text:span text:style-name="T55">監控</text:span>。</text:p>
                </text:list-item>
              </text:list>
            </text:list-item>
            <text:list-item>
              <text:p text:style-name="P162">大規模監控。</text:p>
              <text:list>
                <text:list-item>
                  <text:p text:style-name="P163"><text:span text:style-name="T22">第</text:span><text:span text:style-name="T21">a層級型態</text:span><text:span text:style-name="T55">大規模監控</text:span>。</text:p>
                </text:list-item>
              </text:list>
            </text:list-item>
            <text:list-item>
              <text:p text:style-name="P75">電器型大規模監控。</text:p>
              <text:list>
                <text:list-item>
                  <text:p text:style-name="P76">電器型大規模監控 是 使用 電器 進行 大規模監控。</text:p>
                  <text:list>
                    <text:list-item>
                      <text:p text:style-name="P14"><text:span text:style-name="T38">電器型大規模監控 是 </text:span>使用 電器<text:span text:style-name="T38"> 進行（近距離、遠距離、超視距）大規模</text:span>監控。</text:p>
                    </text:list-item>
                    <text:list-item>
                      <text:p text:style-name="P77">電器型大規模監控 是 設計、製造、使用 光 大規模、<text:span text:style-name="T5">精準 </text:span>監控、<text:span text:style-name="T5">側寫（</text:span><text:span text:style-name="T20">profile）</text:span>。</text:p>
                    </text:list-item>
                    <text:list-item>
                      <text:p text:style-name="P78">電器型大規模監控 是 設計、製造、使用 電器 大規模、<text:span text:style-name="T5">精準 </text:span>監控、<text:span text:style-name="T5">側寫(</text:span><text:span text:style-name="T20">profile)</text:span>。</text:p>
                    </text:list-item>
                  </text:list>
                </text:list-item>
                <text:list-item>
                  <text:p text:style-name="P79">明顯例子，電腦、手機、簡訊、網路、攝影機、社交軟體、<text:span text:style-name="T6">GPS、汽車</text:span>、電錶、插座<text:span text:style-name="T5">、</text:span><text:span text:style-name="T56">無線電</text:span>。</text:p>
                  <text:list>
                    <text:list-item>
                      <text:p text:style-name="P75">明顯例子，某一特定監控個體 使用 伺服器後門、基地台後門、雲端後門 大規模監控。</text:p>
                      <text:list>
                        <text:list-item>
                          <text:p text:style-name="P80">該監控個體 使用 伺服器後門、基地台後門、雲端後門 大規模監控 領導層、國民群。</text:p>
                          <text:list>
                            <text:list-item>
                              <text:p text:style-name="P81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81"><text:span text:style-name="T5">該監控個體 有機率大規模側寫（</text:span><text:span text:style-name="T20">profile）</text:span>。</text:p>
                          <text:list>
                            <text:list-item>
                              <text:p text:style-name="P81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明顯例子，某一特定監控個體 使用 木馬、後門 精準監控。</text:p>
                      <text:list>
                        <text:list-item>
                          <text:p text:style-name="P82">該監控個體 使用 木馬、後門 精準監控 領導層、國民群。</text:p>
                        </text:list-item>
                        <text:list-item>
                          <text:p text:style-name="P80">假定，該監控個體 發現，需要重點注意的 個體。</text:p>
                          <text:list>
                            <text:list-item>
                              <text:p text:style-name="P80">該監控個體 有機率，在 該個體的 電腦、手機 植入 木馬、後門、遠端操控權限。</text:p>
                            </text:list-item>
                            <text:list-item>
                              <text:p text:style-name="P80">該監控個體 有機率 監控、操控 該個體的 電腦、手機、簡訊、網路、攝影機。</text:p>
                            </text:list-item>
                            <text:list-item>
                              <text:p text:style-name="P83">該監控個體<text:span text:style-name="T6"> </text:span><text:span text:style-name="T8">24</text:span><text:span text:style-name="T54">小時、</text:span>全時段、全方位 觀察、偷窺、竊聽 該個體的電器、該個體。</text:p>
                            </text:list-item>
                            <text:list-item>
                              <text:p text:style-name="P83"><text:span text:style-name="T5">該監控個體 有機率針對 該個體，建立 更精準的、更隱私的 側寫（</text:span><text:span text:style-name="T20">profile）</text:span>。</text:p>
                            </text:list-item>
                            <text:list-item>
                              <text:p text:style-name="P83">假定，該監控個體 認定，該個體 有機率對 群體、文明 有危害、有威脅。</text:p>
                              <text:list>
                                <text:list-item>
                                  <text:p text:style-name="P83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84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明顯例子，某一特定監控個體 有機率認定，地球 是 練習場、實驗室、工作範圍。</text:p>
                      <text:list>
                        <text:list-item>
                          <text:p text:style-name="P84">假定，某一特定個體 感測到，自己、電器 被 偷窺、竊聽、控制。</text:p>
                          <text:list>
                            <text:list-item>
                              <text:p text:style-name="P84">該個體 有機率認定，是 錯覺。</text:p>
                            </text:list-item>
                            <text:list-item>
                              <text:p text:style-name="P85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86">假定，某一特定個體 認定，自己、電器 被 偷窺、竊聽、控制。</text:p>
                          <text:list>
                            <text:list-item>
                              <text:p text:style-name="P87">其他個體 有機率認定，該個體 是 被害妄想症、精神病患者。</text:p>
                            </text:list-item>
                            <text:list-item>
                              <text:p text:style-name="P86">該監控個體 有機率認定，就算 被（該個體）發現 也沒關係。</text:p>
                            </text:list-item>
                            <text:list-item>
                              <text:p text:style-name="P88">該個體 有機率 更新、掃毒、掃漏洞、裝補丁、聘請資安團隊、完全遠離電器。</text:p>
                            </text:list-item>
                            <text:list-item>
                              <text:p text:style-name="P88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<text:span text:style-name="T59">位</text:span>器型大規模監控。</text:p>
              <text:list>
                <text:list-item>
                  <text:p text:style-name="P90">位器型大規模監控 是 使用 位器 進行 大規模監控。</text:p>
                  <text:list>
                    <text:list-item>
                      <text:p text:style-name="P91">位器型大規模監控 是 使用 位器 進行（近距離、遠距離、超視距）大規模監控。</text:p>
                    </text:list-item>
                    <text:list-item>
                      <text:p text:style-name="P77">位器型大規模監控 是 設計、製造、使用 <text:span text:style-name="T60">力</text:span> 大規模、<text:span text:style-name="T5">精準 </text:span>監控、<text:span text:style-name="T5">側寫（</text:span><text:span text:style-name="T20">profile）</text:span>。</text:p>
                    </text:list-item>
                    <text:list-item>
                      <text:p text:style-name="P91">位器型大規模監控 是 設計、製造、使用 位器 大規模、<text:span text:style-name="T5">精準 </text:span>監控、<text:span text:style-name="T5">側寫(</text:span><text:span text:style-name="T20">profile)</text:span>。</text:p>
                    </text:list-item>
                  </text:list>
                </text:list-item>
                <text:list-item>
                  <text:p text:style-name="P89"><text:span text:style-name="T59">位</text:span>器型大規模監控 <text:span text:style-name="T50">↔</text:span><text:span text:style-name="T59"> </text:span>電器型大規模監控。</text:p>
                  <text:list>
                    <text:list-item>
                      <text:p text:style-name="P89">位動波 <text:span text:style-name="T50">↔</text:span><text:span text:style-name="T59"> </text:span>電磁波。</text:p>
                      <text:list>
                        <text:list-item>
                          <text:p text:style-name="P92">位訊號 <text:span text:style-name="T50">↔</text:span><text:span text:style-name="T59"> </text:span>電訊號。</text:p>
                        </text:list-item>
                      </text:list>
                    </text:list-item>
                    <text:list-item>
                      <text:p text:style-name="P165">力<text:span text:style-name="T55"> </text:span><text:span text:style-name="T50">↔</text:span><text:span text:style-name="T59"> </text:span>光。</text:p>
                    </text:list-item>
                    <text:list-item>
                      <text:p text:style-name="P93"><text:span text:style-name="T59">聲音、重力波 </text:span><text:span text:style-name="T50">↔</text:span><text:span text:style-name="T59"> 光波</text:span>。</text:p>
                    </text:list-item>
                  </text:list>
                </text:list-item>
              </text:list>
            </text:list-item>
            <text:list-item>
              <text:p text:style-name="P94">超能力型大規模監控。</text:p>
              <text:list>
                <text:list-item>
                  <text:p text:style-name="P94">超能力型大規模監控 是 使用 超能力 進行 大規模監控。</text:p>
                  <text:list>
                    <text:list-item>
                      <text:p text:style-name="P14"><text:span text:style-name="T38">超能力型大規模監控 是 </text:span>使用 超能力<text:span text:style-name="T38"> 進行（近距離、遠距離、超視距）大規模</text:span>監控。</text:p>
                    </text:list-item>
                    <text:list-item>
                      <text:p text:style-name="P94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95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75">明顯例子，超感知、超行為。</text:p>
                  <text:list>
                    <text:list-item>
                      <text:p text:style-name="P21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96">明顯例子，某一特定個體 使用 靈魂層工具、超能力工具 大規模監控。</text:p>
                      <text:list>
                        <text:list-item>
                          <text:p text:style-name="P97">該個體 使用 靈魂層工具、超能力工具，大規模監控 領導層、國民群。</text:p>
                        </text:list-item>
                        <text:list-item>
                          <text:p text:style-name="P97"><text:span text:style-name="T5">該個體 有機率大規模側寫（</text:span><text:span text:style-name="T20">profile）</text:span>。</text:p>
                        </text:list-item>
                      </text:list>
                    </text:list-item>
                    <text:list-item>
                      <text:p text:style-name="P98">明顯例子，靈魂層個體、超能力個體 使用 心電感應、<text:span text:style-name="T35">竊聽腦中感知</text:span> 精準監控。</text:p>
                      <text:list>
                        <text:list-item>
                          <text:p text:style-name="P98">靈魂層個體、超能力個體 使用 心電感應，精準監控 領導層、國民群。</text:p>
                        </text:list-item>
                        <text:list-item>
                          <text:p text:style-name="P98">假定，靈魂層個體、超能力個體 發現，需要重點注意的 個體。</text:p>
                          <text:list>
                            <text:list-item>
                              <text:p text:style-name="P98">靈魂層個體、超能力個體<text:span text:style-name="T6"> </text:span><text:span text:style-name="T8">24</text:span><text:span text:style-name="T54">小時、</text:span>全時段、全方位 觀察、偷窺、竊聽 該個體。</text:p>
                              <text:list>
                                <text:list-item>
                                  <text:p text:style-name="P98">靈魂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98">靈魂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98">假定，靈魂層、超能力 個體 認定，該個體 有機率對 群體、文明 有危害、有威脅。</text:p>
                          <text:list>
                            <text:list-item>
                              <text:p text:style-name="P98">靈魂層個體、超能力個體 有機率使用 超行為，威脅、攻擊、傷害、改變 該個體。</text:p>
                              <text:list>
                                <text:list-item>
                                  <text:p text:style-name="P98">靈魂層個體、超能力個體 有機率使用，靈魂<text:span text:style-name="T35">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明顯例子，靈魂層個體、超能力個體 有機率認定，地球 是 練習場、實驗室、工作範圍。</text:p>
                      <text:list>
                        <text:list-item>
                          <text:p text:style-name="P99">假定，某一特定個體 感測到，自己（的 身體、意識）被 偷窺、竊聽、控制。</text:p>
                          <text:list>
                            <text:list-item>
                              <text:p text:style-name="P100">該個體 有機率認定，是 錯覺。</text:p>
                            </text:list-item>
                            <text:list-item>
                              <text:p text:style-name="P98">靈魂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101">假定，某一特定個體 認定，自己（的 身體、意識）被 偷窺、竊聽、控制。</text:p>
                          <text:list>
                            <text:list-item>
                              <text:p text:style-name="P87">其他個體 有機率認定，該個體 是 被害妄想症、精神病患者。</text:p>
                            </text:list-item>
                            <text:list-item>
                              <text:p text:style-name="P98">靈魂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被超能力監控的個體 有機率 感測不到、認知不到、沒有意識到，自己 被 超能力 監控。</text:p>
                  <text:list>
                    <text:list-item>
                      <text:p text:style-name="P103">明顯例子，假定，帶有探照燈的攝影機 發射出 可見光。</text:p>
                      <text:list>
                        <text:list-item>
                          <text:p text:style-name="P104">假定，人 被 可見光 照射。</text:p>
                        </text:list-item>
                        <text:list-item>
                          <text:p text:style-name="P103">人 有機率感測得到 可見光。</text:p>
                        </text:list-item>
                        <text:list-item>
                          <text:p text:style-name="P105">攝影機 有機率 感測到、感受到，人 反射的 可見光。</text:p>
                          <text:list>
                            <text:list-item>
                              <text:p text:style-name="P105">外在環境 有機率發射（外在環境 的）可見光。</text:p>
                            </text:list-item>
                            <text:list-item>
                              <text:p text:style-name="P105">外在環境 有機率 折射、反射、散射，帶有探照燈的攝影機 發射的 可見光。</text:p>
                            </text:list-item>
                            <text:list-item>
                              <text:p text:style-name="P105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6">明顯例子，假定，帶有探照燈的攝影機 發射出 無線電。</text:p>
                      <text:list>
                        <text:list-item>
                          <text:p text:style-name="P107">假定，人 被 無線電 照射。</text:p>
                        </text:list-item>
                        <text:list-item>
                          <text:p text:style-name="P107">人 有機率感測不到 無線電。</text:p>
                        </text:list-item>
                        <text:list-item>
                          <text:p text:style-name="P108">攝影機 有機率 感測到、感受到，人 反射的 無線電。</text:p>
                          <text:list>
                            <text:list-item>
                              <text:p text:style-name="P108">外在環境 有機率發射（外在環境 的）無線電。</text:p>
                            </text:list-item>
                            <text:list-item>
                              <text:p text:style-name="P109">外在環境 有機率 折射、反射、散射，帶有探照燈的攝影機 發射的 無線電。</text:p>
                            </text:list-item>
                            <text:list-item>
                              <text:p text:style-name="P110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106">帶有探照燈的攝影機 <text:span text:style-name="T51">↔</text:span><text:span text:style-name="T61"> 超能力者</text:span>。</text:p>
                          <text:list>
                            <text:list-item>
                              <text:p text:style-name="P111">發射、感測（無線電 的）能力<text:span text:style-name="T61"> </text:span><text:span text:style-name="T51">↔</text:span><text:span text:style-name="T61"> 超能力</text:span>。</text:p>
                            </text:list-item>
                            <text:list-item>
                              <text:p text:style-name="P112">無線電 <text:span text:style-name="T51">↔</text:span><text:span text:style-name="T61">（超能力 的）能量</text:span>。<text:span text:style-name="T62">{、儲量、宗量</text:span><text:span text:style-name="T63">、個體}</text:span></text:p>
                            </text:list-item>
                            <text:list-item>
                              <text:p text:style-name="P113">人 <text:span text:style-name="T51">↔</text:span><text:span text:style-name="T61"> </text:span>被超能力監控的個體。</text:p>
                            </text:list-item>
                            <text:list-item>
                              <text:p text:style-name="P114">人 被 無線電 照射<text:span text:style-name="T61"> </text:span><text:span text:style-name="T51">↔</text:span><text:span text:style-name="T61"> 心電感應、催眠、靈魂控制、意識控制、寫入腦中感知</text:span>。</text:p>
                            </text:list-item>
                            <text:list-item>
                              <text:p text:style-name="P114">人 反射的 無線電 <text:span text:style-name="T51">↔</text:span><text:span text:style-name="T61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超能力型大規模監控 <text:span text:style-name="T50">↔</text:span><text:span text:style-name="T59"> </text:span>電器型大規模監控。</text:p>
                  <text:list>
                    <text:list-item>
                      <text:p text:style-name="P102">（靈魂）（？？？）波 <text:span text:style-name="T50">↔</text:span><text:span text:style-name="T59"> </text:span>電磁波。</text:p>
                      <text:list>
                        <text:list-item>
                          <text:p text:style-name="P102">靈魂訊號 <text:span text:style-name="T50">↔</text:span><text:span text:style-name="T59"> </text:span>電訊號。</text:p>
                        </text:list-item>
                      </text:list>
                    </text:list-item>
                    <text:list-item>
                      <text:p text:style-name="P166"><text:span text:style-name="T61">（超能力 的）能量 </text:span><text:span text:style-name="T50">↔</text:span><text:span text:style-name="T59"> </text:span>光。</text:p>
                      <text:list>
                        <text:list-item>
                          <text:p text:style-name="P115"><text:span text:style-name="T61">（超能力 的）波 </text:span><text:span text:style-name="T50">↔</text:span><text:span text:style-name="T59"> 光波</text:span>。<text:span text:style-name="T62">{</text:span><text:span text:style-name="T63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<text:span text:style-name="T5">第</text:span><text:span text:style-name="T21">a層級型態</text:span>大規模監控<text:span text:style-name="T57">。</text:span></text:p>
              <text:list>
                <text:list-item>
                  <text:p text:style-name="P98">明顯例子，<text:span text:style-name="T58">肉質層型</text:span>大規模監控、靈魂<text:span text:style-name="T58">層型</text:span>大規模監控、精神<text:span text:style-name="T58">層型</text:span>大規模監控。</text:p>
                </text:list-item>
              </text:list>
            </text:list-item>
          </text:list>
        </text:list-item>
        <text:list-item>
          <text:p text:style-name="P116"><text:bookmark-start text:name="&lt;_3_&gt;個體"/><text:span text:style-name="T5">&lt;_?</text:span><text:span text:style-name="T23">3_&gt;</text:span><text:span text:style-name="T65">個體</text:span><text:bookmark-end text:name="&lt;_3_&gt;個體"/></text:p>
          <text:list>
            <text:list-item>
              <text:p text:style-name="P15"><text:span text:style-name="T40">個體、群體（自己）</text:span><text:span text:style-name="T24">獨立思考、意識判斷、自由選擇</text:span><text:span text:style-name="T40"> 要、不要，</text:span><text:span text:style-name="T38">以 </text:span><text:span text:style-name="T41">&lt;_?3_&gt;個</text:span><text:span text:style-name="T38">體 為 中心思想</text:span><text:span text:style-name="T5">。</text:span></text:p>
              <text:list>
                <text:list-item>
                  <text:p text:style-name="P117"><text:span text:style-name="T24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118"><text:span text:style-name="T24">獨立思考、意識判斷、自由選擇</text:span><text:span text:style-name="T61"> </text:span>是 <text:span text:style-name="T24">個體、群體 獨立思考、意識判斷、自由選擇</text:span><text:span text:style-name="T5">。</text:span></text:p>
                    </text:list-item>
                    <text:list-item>
                      <text:p text:style-name="P16"><text:span text:style-name="T24">個體、群體</text:span><text:span text:style-name="T40">（自己）</text:span><text:span text:style-name="T42">獨立</text:span><text:span text:style-name="T25">思考、</text:span><text:span text:style-name="T42">群體</text:span><text:span text:style-name="T25">討論、</text:span><text:span text:style-name="T42">意識</text:span><text:span text:style-name="T25">判斷、</text:span><text:span text:style-name="T42">觀點</text:span><text:span text:style-name="T25">認定、</text:span><text:span text:style-name="T42">自由</text:span><text:span text:style-name="T25">選擇、</text:span><text:span text:style-name="T42">實際</text:span><text:span text:style-name="T25">執行</text:span><text:span text:style-name="T5">。</text:span></text:p>
                    </text:list-item>
                    <text:list-item>
                      <text:p text:style-name="P119"><text:span text:style-name="T5">個體、群體（自己）質疑、</text:span><text:span text:style-name="T26">驗證</text:span><text:span text:style-name="T5">、</text:span><text:span text:style-name="T26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119"><text:span text:style-name="T5">假定，</text:span><text:span text:style-name="T24">個體</text:span>、群體<text:span text:style-name="T24"> </text:span>以<text:span text:style-name="T6"> &lt;_?</text:span><text:span text:style-name="T10">3_&gt;</text:span><text:span text:style-name="T66">個體 為 中心思想</text:span>。</text:p>
              <text:list>
                <text:list-item>
                  <text:p text:style-name="P120">個體、群體 的 本能、傳承、存在、變化、生存、生活 不是，<text:span text:style-name="T6">為了 自己</text:span>。</text:p>
                </text:list-item>
                <text:list-item>
                  <text:p text:style-name="P121">個體、群體 的 本能、傳承、存在、變化、生存、生活 是，<text:span text:style-name="T6">為了 &lt;_?</text:span><text:span text:style-name="T10">3_&gt;</text:span><text:span text:style-name="T66">個體</text:span>。</text:p>
                  <text:list>
                    <text:list-item>
                      <text:p text:style-name="P122">個體、群體 的 本能、傳承、存在、變化、生存、生活 是<text:span text:style-name="T6">為了 提升、昇華 &lt;_?</text:span><text:span text:style-name="T10">3_&gt;</text:span><text:span text:style-name="T66">個體</text:span>。</text:p>
                    </text:list-item>
                  </text:list>
                </text:list-item>
              </text:list>
            </text:list-item>
            <text:list-item>
              <text:p text:style-name="P123">假定，個體、物種、文明 以 <text:span text:style-name="T6">&lt;_?3_&gt;個</text:span>體 為 中心思想。</text:p>
              <text:list>
                <text:list-item>
                  <text:p text:style-name="P124">個體的存在、物種的延續、文明的傳承 不是，為了 自己。</text:p>
                </text:list-item>
                <text:list-item>
                  <text:p text:style-name="P125">個體的存在、物種的延續、文明的傳承 是，<text:span text:style-name="T6">為了 &lt;_?</text:span><text:span text:style-name="T10">3_&gt;</text:span><text:span text:style-name="T66">個體</text:span>。</text:p>
                  <text:list>
                    <text:list-item>
                      <text:p text:style-name="P126">個體的存在、物種的延續、<text:span text:style-name="T24">文明</text:span>的傳承 是<text:span text:style-name="T6">為了 提升、昇華 &lt;_?</text:span><text:span text:style-name="T10">3_&gt;</text:span><text:span text:style-name="T66">個體</text:span>。</text:p>
                    </text:list-item>
                    <text:list-item>
                      <text:p text:style-name="P127"><text:span text:style-name="T24">個體 的 明顯例子，聲音、人類、樹木、土壤、地球、月亮、太陽、太陽系、電腦、數學</text:span>。</text:p>
                    </text:list-item>
                    <text:list-item>
                      <text:p text:style-name="P128"><text:span text:style-name="T24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學門"/>學門<text:bookmark-end text:name="學門"/></text:p>
          <text:list>
            <text:list-item>
              <text:p text:style-name="P128">個體學。</text:p>
              <text:list>
                <text:list-item>
                  <text:p text:style-name="P128">世界學。</text:p>
                  <text:list>
                    <text:list-item>
                      <text:p text:style-name="P22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128">物質世界學。</text:p>
                      <text:list>
                        <text:list-item>
                          <text:p text:style-name="P23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128">靈魂世界學。</text:p>
                      <text:list>
                        <text:list-item>
                          <text:p text:style-name="P23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128">文明學。</text:p>
                  <text:list>
                    <text:list-item>
                      <text:p text:style-name="P129"><text:span text:style-name="T67">記錄、好奇、探索</text:span> 文明（本身）。</text:p>
                    </text:list-item>
                    <text:list-item>
                      <text:p text:style-name="P129"><text:span text:style-name="T67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"><text:bookmark-start text:name="投影世界觀"/>投影世界觀<text:bookmark-end text:name="投影世界觀"/></text:p>
          <text:list>
            <text:list-item>
              <text:p text:style-name="P130">明顯例子，假定，手電筒 照射 球。</text:p>
              <text:list>
                <text:list-item>
                  <text:p text:style-name="P131">假定，第一個個體 觀測 球。</text:p>
                  <text:list>
                    <text:list-item>
                      <text:p text:style-name="P130">第一個個體 站在 第一個位置，觀測、描述、記憶、記載 球的 特徵、影子、影子的特徵。</text:p>
                    </text:list-item>
                    <text:list-item>
                      <text:p text:style-name="P130">第一個個體 觀測、描述、記憶、紀載 的 球 <text:span text:style-name="T53">↔</text:span><text:span text:style-name="T69">（第一個個體 對 球的）投影世界觀</text:span>。</text:p>
                    </text:list-item>
                  </text:list>
                </text:list-item>
                <text:list-item>
                  <text:p text:style-name="P130">假定，<text:span text:style-name="T14">a個手電筒 照射 球，形成 b個</text:span><text:span text:style-name="T70">影子。</text:span></text:p>
                  <text:list>
                    <text:list-item>
                      <text:p text:style-name="P130"><text:span text:style-name="T14">a、b 是 某一特定數值</text:span>。</text:p>
                    </text:list-item>
                  </text:list>
                </text:list-item>
                <text:list-item>
                  <text:p text:style-name="P132">假定，第一個個體 對 球的存在，擁有 <text:span text:style-name="T30">a</text:span><text:span text:style-name="T71">1</text:span><text:span text:style-name="T14">個投影世界觀</text:span>。</text:p>
                  <text:list>
                    <text:list-item>
                      <text:p text:style-name="P132"><text:span text:style-name="T30">a</text:span><text:span text:style-name="T71">1</text:span><text:span text:style-name="T14"> 是 某一特定數值</text:span>。</text:p>
                    </text:list-item>
                    <text:list-item>
                      <text:p text:style-name="P133"><text:span text:style-name="T30">a</text:span><text:span text:style-name="T71">1</text:span><text:span text:style-name="T14">個投影世界觀（之間）有機率 部分衝突、邏輯不自洽</text:span>。</text:p>
                    </text:list-item>
                    <text:list-item>
                      <text:p text:style-name="P134"><text:span text:style-name="T30">a</text:span><text:span text:style-name="T71">1</text:span><text:span text:style-name="T14">個投影世界觀 對 球的 存在、現象、本質，進行 認定、描述、賦予意義</text:span>。</text:p>
                    </text:list-item>
                  </text:list>
                </text:list-item>
                <text:list-item>
                  <text:p text:style-name="P132">假定，第一個個體 對 球的影子，擁有 <text:span text:style-name="T31">b</text:span><text:span text:style-name="T71">1</text:span><text:span text:style-name="T14">個投影世界觀</text:span>。</text:p>
                  <text:list>
                    <text:list-item>
                      <text:p text:style-name="P135"><text:span text:style-name="T32">b</text:span><text:span text:style-name="T71">1</text:span><text:span text:style-name="T14"> 是 某一特定數值</text:span>。</text:p>
                    </text:list-item>
                    <text:list-item>
                      <text:p text:style-name="P133"><text:span text:style-name="T33">b</text:span><text:span text:style-name="T71">1</text:span><text:span text:style-name="T14">個投影世界觀（之間）有機率 部分衝突、邏輯不自洽</text:span>。</text:p>
                    </text:list-item>
                    <text:list-item>
                      <text:p text:style-name="P136"><text:span text:style-name="T34">b</text:span><text:span text:style-name="T71">1</text:span><text:span text:style-name="T14">個投影世界觀 對 球的 影子、影子的現象、影子的本質，進行 認定、描述、賦予意義</text:span>。</text:p>
                    </text:list-item>
                  </text:list>
                </text:list-item>
                <text:list-item>
                  <text:p text:style-name="P137">球（本身）<text:span text:style-name="T53">↔</text:span><text:span text:style-name="T69"> 真實世界</text:span>。</text:p>
                  <text:list>
                    <text:list-item>
                      <text:p text:style-name="P138">球（本身）<text:span text:style-name="T53">↔</text:span><text:span text:style-name="T69"> 真實世界。</text:span></text:p>
                      <text:list>
                        <text:list-item>
                          <text:p text:style-name="P138">球、光、手電筒（本身）<text:span text:style-name="T53">↔</text:span><text:span text:style-name="T69"> 真實世界</text:span>。</text:p>
                        </text:list-item>
                        <text:list-item>
                          <text:p text:style-name="P138">（手電筒 發射的）光<text:span text:style-name="T69"> </text:span><text:span text:style-name="T53">↔</text:span><text:span text:style-name="T69">（讓 第一個個體 能夠觀測到 真實世界的）某一特定存在</text:span>。</text:p>
                          <text:list>
                            <text:list-item>
                              <text:p text:style-name="P137"><text:span text:style-name="T69">第一個個體 對 </text:span>球（本身）<text:span text:style-name="T69">的 認定 </text:span><text:span text:style-name="T53">↔</text:span><text:span text:style-name="T69"> 真實世界觀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9">球的 表面、影子<text:span text:style-name="T69"> </text:span><text:span text:style-name="T53">↔</text:span><text:span text:style-name="T69"> 投影世界</text:span>。</text:p>
                      <text:list>
                        <text:list-item>
                          <text:p text:style-name="P140">表面 的 明顯例子，顏色、大小、形狀、紋路、光澤、<text:span text:style-name="T15">(</text:span><text:span text:style-name="T6">本質</text:span><text:span text:style-name="T15">)</text:span><text:span text:style-name="T72">n</text:span><text:span text:style-name="T6">、現象</text:span><text:span text:style-name="T72">n</text:span>、存在、變化。</text:p>
                        </text:list-item>
                        <text:list-item>
                          <text:p text:style-name="P141">（手電筒 發射的）光<text:span text:style-name="T69"> </text:span><text:span text:style-name="T53">↔</text:span><text:span text:style-name="T69">（讓 第一個個體 能夠觀測到 投影世界的）某一特定存在</text:span>。</text:p>
                          <text:list>
                            <text:list-item>
                              <text:p text:style-name="P142"><text:span text:style-name="T69">第一個個體 對 </text:span>球的 表面、影子 <text:span text:style-name="T69">的 認定 </text:span><text:span text:style-name="T53">↔</text:span><text:span text:style-name="T69"> 投影世界觀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2"><text:bookmark-start text:name="天、地、人"/>天、地、人<text:bookmark-end text:name="天、地、人"/></text:p>
          <text:list>
            <text:list-item>
              <text:p text:style-name="P143">天、地、人 的 起源、來源 是 農業、農業革命。</text:p>
            </text:list-item>
            <text:list-item>
              <text:p text:style-name="P144">天、地、人。</text:p>
              <text:list>
                <text:list-item>
                  <text:p text:style-name="P145">地表型，天、地、人。</text:p>
                  <text:list>
                    <text:list-item>
                      <text:p text:style-name="P144">天 是 地表以上的 個體。</text:p>
                    </text:list-item>
                    <text:list-item>
                      <text:p text:style-name="P144">地 是 地表（以下）的 個體。</text:p>
                    </text:list-item>
                    <text:list-item>
                      <text:p text:style-name="P146">人 是（生存、生活 在 地表的）人類個體。</text:p>
                    </text:list-item>
                  </text:list>
                </text:list-item>
                <text:list-item>
                  <text:p text:style-name="P146">地球型，天、地、人。</text:p>
                  <text:list>
                    <text:list-item>
                      <text:p text:style-name="P146">天 是 地球以外的 個體。</text:p>
                    </text:list-item>
                    <text:list-item>
                      <text:p text:style-name="P146">地 是 地球（以內）的 個體。</text:p>
                    </text:list-item>
                    <text:list-item>
                      <text:p text:style-name="P146">人 是（生存、生活 在 地球的）人類個體。</text:p>
                    </text:list-item>
                  </text:list>
                </text:list-item>
              </text:list>
            </text:list-item>
            <text:list-item>
              <text:p text:style-name="P145">地表型，天、地、人。</text:p>
              <text:list>
                <text:list-item>
                  <text:p text:style-name="P147">天 的 明顯例子，溫度、濕度、氣壓、下雨、打雷、雲層、陽光、季風、天氣、季節、氣候。</text:p>
                </text:list-item>
                <text:list-item>
                  <text:p text:style-name="P148">地 的 明顯例子，小麥、土壤、河流、河岸、河堤、礦物、昆蟲、肥料、地形、方向、位置。</text:p>
                </text:list-item>
                <text:list-item>
                  <text:p text:style-name="P149">人 的 明顯例子，農夫、地主、商人、醫生、士兵、工人、官員、老師、學生、法官、律師。</text:p>
                </text:list-item>
              </text:list>
            </text:list-item>
            <text:list-item>
              <text:p text:style-name="P150">地表型，天、地、人。</text:p>
              <text:list>
                <text:list-item>
                  <text:p text:style-name="P151">天 的 明顯例子，旋風、颱風、龍捲風、星體、地球位置、高能粒子、恆星爆炸、星系存在。</text:p>
                </text:list-item>
                <text:list-item>
                  <text:p text:style-name="P152">地 的 明顯例子，牛、雞、地震、火山、平原、高原、山脈、高度、經度、緯度、地球歲差。</text:p>
                </text:list-item>
                <text:list-item>
                  <text:p text:style-name="P149">人 的 明顯例子，祖代、本代、子代、習俗、文化、文明、思想、決策、行動、本能、傳承。</text:p>
                </text:list-item>
              </text:list>
            </text:list-item>
            <text:list-item>
              <text:p text:style-name="P150">地球型，天、地、人。</text:p>
              <text:list>
                <text:list-item>
                  <text:p text:style-name="P148">天籟、地籟、人籟。</text:p>
                  <text:list>
                    <text:list-item>
                      <text:p text:style-name="P153">天籟 的 明顯例子，陽光、重力波 震動 葉子，發出 天籟（聲音）。</text:p>
                    </text:list-item>
                    <text:list-item>
                      <text:p text:style-name="P154">地籟 的 明顯例子，雨水、龍捲風 震動 葉子，發出 地籟（聲音）。</text:p>
                    </text:list-item>
                    <text:list-item>
                      <text:p text:style-name="P154">人籟 的 明顯例子，人力、電風扇 震動 葉子，發出 人籟（聲音）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<text:bookmark-start text:name="賦予意義"/>賦予意義<text:bookmark-end text:name="賦予意義"/></text:p>
          <text:list>
            <text:list-item>
              <text:p text:style-name="P24">意義。</text:p>
              <text:list>
                <text:list-item>
                  <text:p text:style-name="P24">常識型意義。</text:p>
                </text:list-item>
                <text:list-item>
                  <text:p text:style-name="P24">共識型意義。</text:p>
                </text:list-item>
                <text:list-item>
                  <text:p text:style-name="P26">群體型意義。</text:p>
                  <text:list>
                    <text:list-item>
                      <text:p text:style-name="P26">數量型意義。</text:p>
                    </text:list-item>
                    <text:list-item>
                      <text:p text:style-name="P26">社會型意義。</text:p>
                    </text:list-item>
                    <text:list-item>
                      <text:p text:style-name="P26"><text:span text:style-name="T75">全體</text:span>型意義。</text:p>
                    </text:list-item>
                  </text:list>
                </text:list-item>
                <text:list-item>
                  <text:p text:style-name="P26">（相關描述在 <text:span text:style-name="T1">德</text:span> 文件群的 <text:span text:style-name="T1">常德、共德、群德</text:span>）</text:p>
                </text:list-item>
              </text:list>
            </text:list-item>
            <text:list-item>
              <text:p text:style-name="P155">明顯例子，文字，某一特定個體 對 圖案 賦予定義、賦予意義。</text:p>
              <text:list>
                <text:list-item>
                  <text:p text:style-name="P168">文字（<text:span text:style-name="T74">本質</text:span>），被（該個體）賦予定義、賦予意義。</text:p>
                </text:list-item>
                <text:list-item>
                  <text:p text:style-name="P168">文字（<text:span text:style-name="T73">現象），</text:span>只是圖案、沒有定義、沒有意義。</text:p>
                </text:list-item>
                <text:list-item>
                  <text:p text:style-name="P168">明顯例子，（日本的）神代文字。</text:p>
                  <text:list>
                    <text:list-item>
                      <text:p text:style-name="P168">某一特定個體 有機率 賦予其他意義、沒有賦予意義 給 神代文字。</text:p>
                      <text:list>
                        <text:list-item>
                          <text:p text:style-name="P169">明顯例子，現代人 沒有賦予意義給 神代文字（的 單字、字詞）。</text:p>
                        </text:list-item>
                        <text:list-item>
                          <text:p text:style-name="P170">明顯例子，對於 現代人 來說，神代文字 是 圖案、被分類在文字的圖案。</text:p>
                          <text:list>
                            <text:list-item>
                              <text:p text:style-name="P171">明顯例子，對於 第一個個體 來說，第二個個體 是 動物、被分類在鳥類的動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2">明顯例子，（蘇美爾的）楔形文字。</text:p>
                  <text:list>
                    <text:list-item>
                      <text:p text:style-name="P172">某一特定個體 有機率 賦予其他意義、沒有賦予意義 給 楔形文字。</text:p>
                      <text:list>
                        <text:list-item>
                          <text:p text:style-name="P173">明顯例子，蘇美爾人 賦予 第一個意義 給 楔形文字。</text:p>
                        </text:list-item>
                        <text:list-item>
                          <text:p text:style-name="P174">明顯例子，考古學家 賦予 第二個意義 給 楔形文字。</text:p>
                        </text:list-item>
                        <text:list-item>
                          <text:p text:style-name="P168">明顯例子，西琴 賦予 第三個意義 給 楔形文字。</text:p>
                        </text:list-item>
                      </text:list>
                    </text:list-item>
                  </text:list>
                </text:list-item>
                <text:list-item>
                  <text:p text:style-name="P25">（相關描述在 <text:span text:style-name="T1">哲學</text:span> 文件群的 <text:span text:style-name="T1">字詞</text:span>的 <text:span text:style-name="T1">哲學 受限於 句子</text:span>）</text:p>
                </text:list-item>
              </text:list>
            </text:list-item>
            <text:list-item>
              <text:p text:style-name="P155">明顯例子，神像，某一特定個體 對 形狀 賦予定義、賦予意義。</text:p>
              <text:list>
                <text:list-item>
                  <text:p text:style-name="P175"><text:span text:style-name="T55">神像</text:span>（<text:span text:style-name="T74">本質</text:span>），被（該個體）賦予定義、賦予意義。</text:p>
                </text:list-item>
                <text:list-item>
                  <text:p text:style-name="P176"><text:span text:style-name="T55">神像</text:span>（<text:span text:style-name="T73">現象），</text:span>只是形狀、沒有定義、沒有意義。</text:p>
                </text:list-item>
                <text:list-item>
                  <text:p text:style-name="P156">明顯例子，（馬雅的）雨蛇神像。</text:p>
                  <text:list>
                    <text:list-item>
                      <text:p text:style-name="P177">某一特定個體 有機率 賦予其他意義、沒有賦予意義 給 <text:span text:style-name="T55">雨蛇神像</text:span>。</text:p>
                      <text:list>
                        <text:list-item>
                          <text:p text:style-name="P178">明顯例子，馬雅人 賦予 第一個意義 給 <text:span text:style-name="T55">雨蛇神像</text:span>。</text:p>
                        </text:list-item>
                        <text:list-item>
                          <text:p text:style-name="P179">明顯例子，考古學家 賦予 第二個意義 給 <text:span text:style-name="T55">雨蛇神像</text:span>。</text:p>
                        </text:list-item>
                        <text:list-item>
                          <text:p text:style-name="P180">明顯例子，現代人 有機率 沒有賦予意義給 <text:span text:style-name="T55">雨蛇神像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明顯例子，祭拜，某一特定個體 對 行為 賦予定義、賦予意義。</text:p>
              <text:list>
                <text:list-item>
                  <text:p text:style-name="P176"><text:span text:style-name="T55">祭拜</text:span>（<text:span text:style-name="T74">本質</text:span>），被（該個體）賦予定義、賦予意義。</text:p>
                </text:list-item>
                <text:list-item>
                  <text:p text:style-name="P176"><text:span text:style-name="T55">祭拜</text:span>（<text:span text:style-name="T73">現象），</text:span>只是行為、沒有定義、沒有意義。</text:p>
                </text:list-item>
                <text:list-item>
                  <text:p text:style-name="P181">明顯例子，（阿茲特克的）活人獻祭。</text:p>
                  <text:list>
                    <text:list-item>
                      <text:p text:style-name="P182">某一特定個體 有機率 賦予其他意義、沒有賦予意義 給 活人獻祭。</text:p>
                      <text:list>
                        <text:list-item>
                          <text:p text:style-name="P183">明顯例子，阿茲特克人 賦予 第一個意義 給 活人獻祭。</text:p>
                        </text:list-item>
                        <text:list-item>
                          <text:p text:style-name="P184">明顯例子，考古學家 賦予 第二個意義 給 活人獻祭。</text:p>
                        </text:list-item>
                        <text:list-item>
                          <text:p text:style-name="P185">明顯例子，現代人 有機率 賦予第三個意義、沒有賦予意義 活人獻祭。</text:p>
                          <text:list>
                            <text:list-item>
                              <text:p text:style-name="P186">明顯例子，假定，某一特定現代人 認定，活人獻祭 是 浪費生命的 行為。</text:p>
                              <text:list>
                                <text:list-item>
                                  <text:p text:style-name="P187">該現代人 有機率認定，活人獻祭的 意義 是 浪費生命。</text:p>
                                </text:list-item>
                              </text:list>
                            </text:list-item>
                            <text:list-item>
                              <text:p text:style-name="P188">明顯例子，假定，某一特定現代人 認定，活人獻祭、下雨 沒有 關聯性。</text:p>
                              <text:list>
                                <text:list-item>
                                  <text:p text:style-name="P187">假定，阿茲特克人 認定，活人獻祭（只）跟 下雨 有 關聯性。</text:p>
                                </text:list-item>
                                <text:list-item>
                                  <text:p text:style-name="P187">該現代人 有機率認定，活人獻祭的 意義 是 儀式感、沒有意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5T16:54:45.265000000</dc:date>
    <meta:editing-duration>P198DT14H36M58S</meta:editing-duration>
    <meta:editing-cycles>10859</meta:editing-cycles>
    <meta:document-statistic meta:table-count="0" meta:image-count="0" meta:object-count="0" meta:page-count="1" meta:paragraph-count="398" meta:word-count="8620" meta:character-count="10094" meta:non-whitespace-character-count="9175"/>
  </office:meta>
</office:document-meta>
</file>